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6338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6338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,</text:span><text:span text:style-name="T5">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2">- <text:text-input text:description="">self.getLicenceSubject()</text:text-input></text:p>
      <text:p text:style-name="P11"/>
      <text:p text:style-name="P11">Récépissé demande : <text:span text:style-name="T12"><text:text-input text:description="">tool.formatDate(urbanEventObj.getLastDeposit().getEventDate())</text:text-input></text:span></text:p>
      <text:p text:style-name="P11">Accusé réception dossier complet : <text:span text:style-name="T12"><text:text-input text:description="">tool.formatDate(urbanEventObj.getLastAcknowledgment().getEventDate()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6338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6338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,</text:span><text:span text:style-name="T5">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2">- <text:text-input text:description="">self.getLicenceSubject()</text:text-input></text:p>
      <text:p text:style-name="P11"/>
      <text:p text:style-name="P11">Récépissé demande : <text:span text:style-name="T12"><text:text-input text:description="">tool.formatDate(urbanEventObj.getLastDeposit().getEventDate())</text:text-input></text:span></text:p>
      <text:p text:style-name="P11">Accusé réception dossier complet : <text:span text:style-name="T12"><text:text-input text:description="">tool.formatDate(urbanEventObj.getLastAcknowledgment().getEventDate()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6338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6338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,</text:span><text:span text:style-name="T5">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2">- <text:text-input text:description="">self.getLicenceSubject()</text:text-input></text:p>
      <text:p text:style-name="P11"/>
      <text:p text:style-name="P11">Récépissé demande : <text:span text:style-name="T12"><text:text-input text:description="">tool.formatDate(urbanEventObj.getLastDeposit().getEventDate())</text:text-input></text:span></text:p>
      <text:p text:style-name="P11">Accusé réception dossier complet : <text:span text:style-name="T12"><text:text-input text:description="">tool.formatDate(urbanEventObj.getLastAcknowledgment().getEventDate()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6338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6338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,</text:span><text:span text:style-name="T5">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2">- <text:text-input text:description="">self.getLicenceSubject()</text:text-input></text:p>
      <text:p text:style-name="P11"/>
      <text:p text:style-name="P11">Récépissé demande : <text:span text:style-name="T12"><text:text-input text:description="">tool.formatDate(urbanEventObj.getLastDeposit().getEventDate())</text:text-input></text:span></text:p>
      <text:p text:style-name="P11">Accusé réception dossier complet : <text:span text:style-name="T12"><text:text-input text:description="">tool.formatDate(urbanEventObj.getLastAcknowledgment().getEventDate()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5-04T09:57:37.425178281</meta:creation-date>
    <dc:date>2020-04-02T10:46:20.499301571</dc:date>
    <meta:editing-duration>PT1H51M22S</meta:editing-duration>
    <meta:editing-cycles>26</meta:editing-cycles>
    <meta:generator>LibreOffice/6.3.5.2$Linux_X86_64 LibreOffice_project/30$Build-2</meta:generator>
    <meta:document-statistic meta:table-count="0" meta:image-count="0" meta:object-count="0" meta:page-count="1" meta:paragraph-count="18" meta:word-count="197" meta:character-count="1487" meta:non-whitespace-character-count="1346"/>
  </office:meta>
</office:document-meta>
</file>